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color="#009900"/>
    </style:style>
    <style:style style:name="ce4" style:family="table-cell" style:parent-style-name="Default">
      <style:text-properties fo:color="#cc0000"/>
    </style:style>
    <style:style style:name="ce5" style:family="table-cell" style:parent-style-name="Default">
      <style:text-properties style:use-window-font-color="true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Description mein <text:span text:style-name="T1">,</text:span> or <text:span text:style-name="T1">“</text:span> aaya to?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check abhi used escape character for values</text:p>
          </table:table-cell>
          <table:table-cell table:number-columns-repeated="5"/>
          <table:table-cell table:style-name="ce1" office:value-type="string" calcext:value-type="string">
            <text:p>Issues: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" office:value-type="string" calcext:value-type="string">
            <text:p>Sahi se read ni ho rya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2" office:value-type="string" calcext:value-type="string">
            <text:p>Param-value mein <text:span text:style-name="T1">, </text:span><text:span text:style-name="T2">aaya to?</text:span></text:p>
          </table:table-cell>
          <table:table-cell table:number-columns-repeated="6"/>
          <table:table-cell table:style-name="ce3"/>
          <table:table-cell table:style-name="ce3" office:value-type="string" calcext:value-type="string">
            <text:p>“\r” is coming while read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us we need to escape comma character using \ if it’s part of the value.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3" office:value-type="string" calcext:value-type="string">
            <text:p>What if 75 characters ke baad mein space ho?? - unfolding</text:p>
          </table:table-cell>
          <table:table-cell table:number-columns-repeated="5"/>
          <table:table-cell table:style-name="ce1" office:value-type="string" calcext:value-type="string">
            <text:p>Test: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: in quotes ache se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>
          <table:table-cell table:number-columns-repeated="9"/>
          <table:table-cell table:style-name="ce3" office:value-type="string" calcext:value-type="string">
            <text:p>Folding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Unfolding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ry importing generated ical file to google calender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style-name="ce1" office:value-type="string" calcext:value-type="string">
            <text:p>Confirm: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Left: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table:style-name="ce3"/>
          <table:table-cell table:number-columns-repeated="6"/>
          <table:table-cell office:value-type="string" calcext:value-type="string">
            <text:p>not writing file in case empty list of record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arms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sting prope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ther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Total</text:p>
          </table:table-cell>
          <table:table-cell table:formula="of:=SUM([.D24:.D31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5" office:value-type="string" calcext:value-type="string">
            <text:p>taking out fileName in input</text:p>
          </table:table-cell>
          <table:table-cell/>
        </table:table-row>
        <table:table-row table:style-name="ro1">
          <table:table-cell table:number-columns-repeated="9"/>
          <table:table-cell table:style-name="ce5" office:value-type="string" calcext:value-type="string">
            <text:p>taking complete param as a string..rt?</text:p>
          </table:table-cell>
          <table:table-cell/>
        </table:table-row>
        <table:table-row table:style-name="ro1">
          <table:table-cell table:number-columns-repeated="9"/>
          <table:table-cell table:style-name="ce5" office:value-type="string" calcext:value-type="string">
            <text:p>/r/n included ni hai 75 mein</text:p>
          </table:table-cell>
          <table:table-cell/>
        </table:table-row>
        <table:table-row table:style-name="ro1">
          <table:table-cell table:number-columns-repeated="9"/>
          <table:table-cell table:style-name="ce5" office:value-type="string" calcext:value-type="string">
            <text:p>start part of ical same as academic2015.ics</text:p>
          </table:table-cell>
          <table:table-cell/>
        </table:table-row>
        <table:table-row table:style-name="ro1">
          <table:table-cell table:number-columns-repeated="9"/>
          <table:table-cell table:style-name="ce5" office:value-type="string" calcext:value-type="string">
            <text:p>csv print karte hue field na ho to <text:span text:style-name="T1">,,</text:span> ki jagah <text:span text:style-name="T1">,””,</text:span> aa ra hai</text:p>
          </table:table-cell>
          <table:table-cell/>
        </table:table-row>
        <table:table-row table:style-name="ro1">
          <table:table-cell table:number-columns-repeated="9"/>
          <table:table-cell table:style-name="ce5" office:value-type="string" calcext:value-type="string">
            <text:p>Using <text:span text:style-name="T1">_</text:span> in paramName instead of <text:span text:style-name="T1">–</text:span> in record</text:p>
          </table:table-cell>
          <table:table-cell/>
        </table:table-row>
        <table:table-row table:style-name="ro1">
          <table:table-cell table:number-columns-repeated="9"/>
          <table:table-cell table:style-name="ce5" office:value-type="string" calcext:value-type="string">
            <text:p>signature has complete details of the record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sk: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Meaning of “Note that we have explicitly denoted the line breaks by CRLF in the above example.</text:p>
            <text:p>This is to avoid confusion with the presence of line breaks used to make the example</text:p>
            <text:p>Readable, but these are not expected in the actual CSV file”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 style:data-style-name="N2" text:time-value="19:11:40.5426823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17:15:27.773050766</meta:creation-date>
    <dc:date>2015-04-01T20:15:10.755334524</dc:date>
    <meta:editing-duration>PT14H22M46S</meta:editing-duration>
    <meta:editing-cycles>60</meta:editing-cycles>
    <meta:generator>LibreOffice/4.2.7.2$Linux_X86_64 LibreOffice_project/420m0$Build-2</meta:generator>
    <meta:document-statistic meta:table-count="1" meta:cell-count="37" meta:object-count="0"/>
  </office:meta>
</office:document-meta>
</file>